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10731" officeooo:paragraph-rsid="00010731"/>
    </style:style>
    <style:style style:name="P2" style:family="paragraph" style:parent-style-name="Standard">
      <style:text-properties officeooo:rsid="00038944" officeooo:paragraph-rsid="00038944"/>
    </style:style>
    <style:style style:name="P3" style:family="paragraph" style:parent-style-name="Standard">
      <style:text-properties officeooo:rsid="000419f3" officeooo:paragraph-rsid="000419f3"/>
    </style:style>
    <style:style style:name="P4" style:family="paragraph" style:parent-style-name="Standard">
      <style:text-properties officeooo:rsid="000465a7" officeooo:paragraph-rsid="000465a7"/>
    </style:style>
    <style:style style:name="P5" style:family="paragraph" style:parent-style-name="Standard">
      <style:text-properties fo:font-weight="bold" officeooo:rsid="00010731" style:font-weight-asian="bold" style:font-weight-complex="bold"/>
    </style:style>
    <style:style style:name="P6" style:family="paragraph" style:parent-style-name="Standard">
      <style:text-properties fo:font-weight="bold" officeooo:rsid="00010731" officeooo:paragraph-rsid="00010731" style:font-weight-asian="bold" style:font-weight-complex="bold"/>
    </style:style>
    <style:style style:name="P7" style:family="paragraph" style:parent-style-name="Standard">
      <style:text-properties fo:font-weight="bold" officeooo:rsid="00038944" officeooo:paragraph-rsid="00038944" style:font-weight-asian="bold" style:font-weight-complex="bold"/>
    </style:style>
    <style:style style:name="T1" style:family="text">
      <style:text-properties officeooo:rsid="0002ce60"/>
    </style:style>
    <style:style style:name="T2" style:family="text">
      <style:text-properties officeooo:rsid="00038944"/>
    </style:style>
    <style:style style:name="T3" style:family="text">
      <style:text-properties officeooo:rsid="00062ed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Game objective</text:p>
      <text:p text:style-name="P1">Enemies will <text:span text:style-name="T1">spawn randomly</text:span> from the top of the screen. The player must prevent them from getting past them at the bottom of the screen by destroying them. The player dies if too many enemies get past, or the player runs out of health <text:span text:style-name="T2">(predefined)</text:span>. The player takes damage from all shooting enemies.</text:p>
      <text:p text:style-name="P1"/>
      <text:p text:style-name="P6">Controls</text:p>
      <text:p text:style-name="P1">Left and right moves the player, space bar will shoot.</text:p>
      <text:p text:style-name="P1"/>
      <text:p text:style-name="P7">Enemy class</text:p>
      <text:p text:style-name="P2">int health</text:p>
      <text:p text:style-name="P2">int damage</text:p>
      <text:p text:style-name="P3">int moveSpeed</text:p>
      <text:p text:style-name="P4">int spawnRate <text:span text:style-name="T3">(high chance infantry, low chance tank)</text:span></text:p>
      <text:p text:style-name="P2"/>
      <text:p text:style-name="P2">Shoot() // </text:p>
      <text:p text:style-name="P2">Move() // override for sideways movers</text:p>
      <text:p text:style-name="P2">Die()</text:p>
      <text:p text:style-name="P2"/>
      <text:p text:style-name="P3">Enemy:infantry (shootRifle)</text:p>
      <text:p text:style-name="P3">Enemy:tank (shootMissile)</text:p>
      <text:p text:style-name="P3">Enemy:plane (drop infantry)</text:p>
      <text:p text:style-name="P3">Enemy:jeep (spawn infantry when destroy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7T16:47:07.511000000</dc:date>
    <meta:editing-duration>PT11M47S</meta:editing-duration>
    <meta:editing-cycles>7</meta:editing-cycles>
    <meta:generator>LibreOffice/7.2.2.2$Windows_X86_64 LibreOffice_project/02b2acce88a210515b4a5bb2e46cbfb63fe97d56</meta:generator>
    <meta:document-statistic meta:table-count="0" meta:image-count="0" meta:object-count="0" meta:page-count="1" meta:paragraph-count="16" meta:word-count="103" meta:character-count="647" meta:non-whitespace-character-count="559"/>
  </office:meta>
</office:document-meta>
</file>